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Heading_20_3">
      <style:text-properties style:text-underline-style="solid" style:text-underline-width="auto" style:text-underline-color="font-color"/>
    </style:style>
    <style:style style:name="P3" style:family="paragraph" style:parent-style-name="Heading_20_3">
      <style:text-properties style:text-underline-style="solid" style:text-underline-width="auto" style:text-underline-color="font-color"/>
    </style:style>
    <style:style style:name="P4" style:family="paragraph" style:parent-style-name="Standard">
      <style:text-properties style:text-underline-style="solid" style:text-underline-width="auto" style:text-underline-color="font-color"/>
    </style:style>
    <style:style style:name="P5" style:family="paragraph" style:parent-style-name="Text_20_body" style:list-style-name="L1"/>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style style:name="P10" style:family="paragraph" style:parent-style-name="Text_20_body" style:list-style-name="L3">
      <style:paragraph-properties fo:margin-top="0cm" fo:margin-bottom="0cm" style:contextual-spacing="false"/>
    </style:style>
    <style:style style:name="P11" style:family="paragraph" style:parent-style-name="Text_20_body" style:list-style-name="L4"/>
    <style:style style:name="P12" style:family="paragraph" style:parent-style-name="Text_20_body" style:list-style-name="L4">
      <style:paragraph-properties fo:margin-top="0cm" fo:margin-bottom="0cm" style:contextual-spacing="false"/>
    </style:style>
    <style:style style:name="P13" style:family="paragraph" style:parent-style-name="Text_20_body" style:list-style-name="L5"/>
    <style:style style:name="P14" style:family="paragraph" style:parent-style-name="Text_20_body" style:list-style-name="L5">
      <style:paragraph-properties fo:margin-top="0cm" fo:margin-bottom="0cm" style:contextual-spacing="false"/>
    </style:style>
    <style:style style:name="P15" style:family="paragraph" style:parent-style-name="Text_20_body" style:list-style-name="L6"/>
    <style:style style:name="P16" style:family="paragraph" style:parent-style-name="Text_20_body" style:list-style-name="L6">
      <style:paragraph-properties fo:margin-top="0cm" fo:margin-bottom="0cm" style:contextual-spacing="false"/>
    </style:style>
    <style:style style:name="P17" style:family="paragraph" style:parent-style-name="Text_20_body" style:list-style-name="L7"/>
    <style:style style:name="P18" style:family="paragraph" style:parent-style-name="Text_20_body" style:list-style-name="L7">
      <style:paragraph-properties fo:margin-top="0cm" fo:margin-bottom="0cm" style:contextual-spacing="false"/>
    </style:style>
    <style:style style:name="P19" style:family="paragraph" style:parent-style-name="Text_20_body" style:list-style-name="L8"/>
    <style:style style:name="P20" style:family="paragraph" style:parent-style-name="Text_20_body" style:list-style-name="L8">
      <style:paragraph-properties fo:margin-top="0cm" fo:margin-bottom="0cm" style:contextual-spacing="false"/>
    </style:style>
    <style:style style:name="P21" style:family="paragraph" style:parent-style-name="Text_20_body" style:list-style-name="L9"/>
    <style:style style:name="P22" style:family="paragraph" style:parent-style-name="Text_20_body" style:list-style-name="L9">
      <style:paragraph-properties fo:margin-top="0cm" fo:margin-bottom="0cm" style:contextual-spacing="false"/>
    </style:style>
    <style:style style:name="P23" style:family="paragraph" style:parent-style-name="Text_20_body" style:list-style-name="L10"/>
    <style:style style:name="P24" style:family="paragraph" style:parent-style-name="Text_20_body" style:list-style-name="L10">
      <style:paragraph-properties fo:margin-top="0cm" fo:margin-bottom="0cm" style:contextual-spacing="false"/>
    </style:style>
    <style:style style:name="P25" style:family="paragraph" style:parent-style-name="Text_20_body" style:list-style-name="L11"/>
    <style:style style:name="P26" style:family="paragraph" style:parent-style-name="Text_20_body" style:list-style-name="L11">
      <style:paragraph-properties fo:margin-top="0cm" fo:margin-bottom="0cm" style:contextual-spacing="false"/>
    </style:style>
    <style:style style:name="P27" style:family="paragraph" style:parent-style-name="Text_20_body" style:list-style-name="L12"/>
    <style:style style:name="P28" style:family="paragraph" style:parent-style-name="Text_20_body" style:list-style-name="L12">
      <style:paragraph-properties fo:margin-top="0cm" fo:margin-bottom="0cm" style:contextual-spacing="false"/>
    </style:style>
    <style:style style:name="P29" style:family="paragraph" style:parent-style-name="Text_20_body" style:list-style-name="L13"/>
    <style:style style:name="P30" style:family="paragraph" style:parent-style-name="Text_20_body" style:list-style-name="L13">
      <style:paragraph-properties fo:margin-top="0cm" fo:margin-bottom="0cm" style:contextual-spacing="false"/>
    </style:style>
    <style:style style:name="P31" style:family="paragraph" style:parent-style-name="Text_20_body" style:list-style-name="L14"/>
    <style:style style:name="P32" style:family="paragraph" style:parent-style-name="Text_20_body" style:list-style-name="L14">
      <style:paragraph-properties fo:margin-top="0cm" fo:margin-bottom="0cm" style:contextual-spacing="false"/>
    </style:style>
    <style:style style:name="P33" style:family="paragraph" style:parent-style-name="Text_20_body" style:list-style-name="L15"/>
    <style:style style:name="P34" style:family="paragraph" style:parent-style-name="Text_20_body" style:list-style-name="L15">
      <style:paragraph-properties fo:margin-top="0cm" fo:margin-bottom="0cm" style:contextual-spacing="false"/>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Paso a Paso para Implementar el Estado de Cañones</text:h>
      <text:list text:style-name="L1">
        <text:list-item>
          <text:p text:style-name="P5"><text:span text:style-name="Strong_20_Emphasis">Crear la Clase </text:span><text:span text:style-name="Strong_20_Emphasis"><text:span text:style-name="Source_20_Text">CannonsPowerUp</text:span></text:span>:</text:p>
          <text:list>
            <text:list-item>
              <text:p text:style-name="P6"><text:span text:style-name="Strong_20_Emphasis">Objetivo</text:span>: Definir un power-up que active los cañones en el paddle.</text:p>
            </text:list-item>
            <text:list-item>
              <text:p text:style-name="P6"><text:span text:style-name="Strong_20_Emphasis">Implementación</text:span>:</text:p>
              <text:list>
                <text:list-item>
                  <text:p text:style-name="P6">Heredar de <text:span text:style-name="Source_20_Text">PowerUp</text:span>.</text:p>
                </text:list-item>
                <text:list-item>
                  <text:p text:style-name="P5">En el método <text:span text:style-name="Source_20_Text">take</text:span>, activar los cañones en el paddle y reproducir el sonido asociado.</text:p>
                </text:list-item>
              </text:list>
            </text:list-item>
          </text:list>
        </text:list-item>
      </text:list>
      <text:p text:style-name="Standard">class CannonsPowerUp(PowerUp):</text:p>
      <text:p text:style-name="Standard"><text:s text:c="4"/>def __init__(self, x: int, y: int) -&gt; None:</text:p>
      <text:p text:style-name="Standard"><text:s text:c="8"/>super().__init__(x, y, frame=1)</text:p>
      <text:p text:style-name="Standard"><text:s text:c="4"/></text:p>
      <text:p text:style-name="Standard"><text:s text:c="4"/>def take(self, play_state: TypeVar("PlayState")) -&gt; None:</text:p>
      <text:p text:style-name="Standard"><text:s text:c="8"/>play_state.paddle.activate_cannons()</text:p>
      <text:p text:style-name="Standard"><text:s text:c="8"/>self.in_play = False</text:p>
      <text:p text:style-name="Standard"><text:s text:c="8"/>settings.SOUNDS["load"].play()</text:p>
      <text:p text:style-name="Standard"/>
      <text:p text:style-name="Text_20_body"><text:span text:style-name="Strong_20_Emphasis">Modificar la Clase </text:span><text:span text:style-name="Strong_20_Emphasis"><text:span text:style-name="Source_20_Text">Paddle</text:span></text:span>:</text:p>
      <text:list text:style-name="L2">
        <text:list-item>
          <text:p text:style-name="P8"><text:span text:style-name="Strong_20_Emphasis">Objetivo</text:span>: Agregar soporte para manejar los cañones.</text:p>
        </text:list-item>
        <text:list-item>
          <text:p text:style-name="P8"><text:span text:style-name="Strong_20_Emphasis">Implementación</text:span>:</text:p>
          <text:list>
            <text:list-item>
              <text:p text:style-name="P8">Añadir atributos para activar/desactivar cañones (<text:span text:style-name="Source_20_Text">cannons_active</text:span>, <text:span text:style-name="Source_20_Text">cannons_fired</text:span>).</text:p>
            </text:list-item>
            <text:list-item>
              <text:p text:style-name="P8">Modificar los métodos <text:span text:style-name="Source_20_Text">update</text:span> y <text:span text:style-name="Source_20_Text">render</text:span> para manejar la visibilidad de los cañones y el estado de disparo.</text:p>
            </text:list-item>
            <text:list-item>
              <text:p text:style-name="P7">Métodos para activar y desactivar los cañones.</text:p>
            </text:list-item>
          </text:list>
        </text:list-item>
      </text:list>
      <text:p text:style-name="Standard">class Paddle:</text:p>
      <text:p text:style-name="Standard"><text:s text:c="4"/>def __init__(self, x: int, y: int) -&gt; None:</text:p>
      <text:p text:style-name="Standard"><text:s text:c="8"/># Inicialización</text:p>
      <text:p text:style-name="Standard"><text:s text:c="8"/>self.cannons_active = False</text:p>
      <text:p text:style-name="Standard"><text:s text:c="8"/>self.cannons_fired = False</text:p>
      <text:p text:style-name="Standard"><text:s text:c="4"/></text:p>
      <text:p text:style-name="Standard"><text:s text:c="4"/>def update(self, dt: float) -&gt; None:</text:p>
      <text:p text:style-name="Standard"><text:s text:c="8"/># Actualizar la posición del paddle y los cañones</text:p>
      <text:p text:style-name="Standard"><text:s text:c="4"/></text:p>
      <text:p text:style-name="Standard"><text:s text:c="4"/>def render(self, surface: pygame.Surface) -&gt; None:</text:p>
      <text:p text:style-name="Standard"><text:s text:c="8"/># Renderizar el paddle y los cañones si están activos</text:p>
      <text:p text:style-name="Standard"><text:s text:c="4"/></text:p>
      <text:p text:style-name="Standard"><text:s text:c="4"/>def activate_cannons(self) -&gt; None:</text:p>
      <text:p text:style-name="Standard"><text:s text:c="8"/>self.cannons_active = True</text:p>
      <text:p text:style-name="Standard"><text:s text:c="8"/>self.cannons_fired = False</text:p>
      <text:p text:style-name="Standard"><text:s text:c="4"/></text:p>
      <text:p text:style-name="Standard"><text:s text:c="4"/>def deactivate_cannons(self) -&gt; None:</text:p>
      <text:p text:style-name="Standard"><text:s text:c="8"/>self.cannons_active = False</text:p>
      <text:p text:style-name="Standard"><text:s text:c="8"/>self.cannons_fired = False</text:p>
      <text:p text:style-name="Standard"><text:s text:c="4"/></text:p>
      <text:p text:style-name="Standard"><text:s text:c="4"/>def mark_cannons_as_fired(self) -&gt; None:</text:p>
      <text:p text:style-name="Standard"><text:s text:c="8"/>self.cannons_fired = True</text:p>
      <text:p text:style-name="Standard"/>
      <text:p text:style-name="Text_20_body"><text:soft-page-break/><text:span text:style-name="Strong_20_Emphasis">Actualizar el Estado de Juego </text:span><text:span text:style-name="Strong_20_Emphasis"><text:span text:style-name="Source_20_Text">PlayState</text:span></text:span>:</text:p>
      <text:list text:style-name="L3">
        <text:list-item>
          <text:p text:style-name="P10"><text:span text:style-name="Strong_20_Emphasis">Objetivo</text:span>: Integrar la funcionalidad de los cañones en el flujo del juego.</text:p>
        </text:list-item>
        <text:list-item>
          <text:p text:style-name="P10"><text:span text:style-name="Strong_20_Emphasis">Implementación</text:span>:</text:p>
          <text:list>
            <text:list-item>
              <text:p text:style-name="P10">Modificar el método <text:span text:style-name="Source_20_Text">enter</text:span> para inicializar el estado de los cañones.</text:p>
            </text:list-item>
            <text:list-item>
              <text:p text:style-name="P10">Implementar el método <text:span text:style-name="Source_20_Text">fire_projectiles</text:span> para disparar proyectiles desde los cañones.</text:p>
            </text:list-item>
            <text:list-item>
              <text:p text:style-name="P10">Actualizar el método <text:span text:style-name="Source_20_Text">update</text:span> para manejar el estado de los proyectiles y cañones.</text:p>
            </text:list-item>
            <text:list-item>
              <text:p text:style-name="P9">Pasar la información relevante a otros estados (como el estado de pausa).</text:p>
            </text:list-item>
          </text:list>
        </text:list-item>
      </text:list>
      <text:p text:style-name="Standard">class PlayState(BaseState):</text:p>
      <text:p text:style-name="Standard"><text:s text:c="4"/>def enter(self, **params: dict) -&gt; None:</text:p>
      <text:p text:style-name="Standard"><text:s text:c="8"/>self.paddle.cannons_active = params.get("cannons_active", False)</text:p>
      <text:p text:style-name="Standard"><text:s text:c="8"/>self.paddle.cannons_fired = params.get("cannons_fired", False)</text:p>
      <text:p text:style-name="Standard"><text:s text:c="4"/></text:p>
      <text:p text:style-name="Standard"><text:s text:c="4"/>def update(self, dt: float) -&gt; None:</text:p>
      <text:p text:style-name="Standard"><text:s text:c="8"/># Actualizar el estado de los proyectiles</text:p>
      <text:p text:style-name="Standard"><text:s text:c="8"/>self.update_projectiles(dt)</text:p>
      <text:p text:style-name="Standard"><text:s text:c="4"/></text:p>
      <text:p text:style-name="Standard"><text:s text:c="4"/>def fire_projectiles(self) -&gt; None:</text:p>
      <text:p text:style-name="Standard"><text:s text:c="8"/>if self.paddle.cannons_active and len(self.projectiles) &lt; 2:</text:p>
      <text:p text:style-name="Standard"><text:s text:c="12"/>settings.SOUNDS["gun_fire"].play()</text:p>
      <text:p text:style-name="Standard"><text:s text:c="12"/>left_projectile = Projectile(self.paddle.x - 12 , self.paddle.y + self.paddle.height // 2)</text:p>
      <text:p text:style-name="Standard"><text:s text:c="12"/>right_projectile = Projectile(self.paddle.x + self.paddle.width + 4, self.paddle.y + self.paddle.height // 2)</text:p>
      <text:p text:style-name="Standard"><text:s text:c="12"/>self.projectiles.extend([left_projectile, right_projectile])</text:p>
      <text:p text:style-name="Standard"><text:s text:c="12"/>self.paddle.mark_cannons_as_fired()</text:p>
      <text:p text:style-name="Standard"><text:s text:c="4"/></text:p>
      <text:p text:style-name="Standard"><text:s text:c="4"/>def update_projectiles(self, dt: float) -&gt; None:</text:p>
      <text:p text:style-name="Standard"><text:s text:c="8"/>for projectile in self.projectiles:</text:p>
      <text:p text:style-name="Standard"><text:s text:c="12"/>projectile.update(dt)</text:p>
      <text:p text:style-name="Standard"><text:s text:c="12"/>if projectile.is_off_screen():</text:p>
      <text:p text:style-name="Standard"><text:s text:c="16"/>self.projectiles.remove(projectile)</text:p>
      <text:p text:style-name="Standard"><text:s text:c="4"/></text:p>
      <text:p text:style-name="Standard"><text:s text:c="4"/>def on_input(self, input_id: str, input_data: InputData) -&gt; None:</text:p>
      <text:p text:style-name="Standard"><text:s text:c="8"/>if input_id == "fire_projectiles" and input_data.pressed:</text:p>
      <text:p text:style-name="Standard"><text:s text:c="12"/>self.fire_projectiles()</text:p>
      <text:p text:style-name="Standard"><text:s text:c="8"/>elif input_id == "pause" and input_data.pressed:</text:p>
      <text:p text:style-name="Standard"><text:s text:c="12"/>self.state_machine.change(</text:p>
      <text:p text:style-name="Standard"><text:s text:c="16"/>"pause",</text:p>
      <text:p text:style-name="Standard"><text:s text:c="16"/>level=self.level,</text:p>
      <text:p text:style-name="Standard"><text:s text:c="16"/>score=self.score,</text:p>
      <text:p text:style-name="Standard"><text:s text:c="16"/>lives=self.lives,</text:p>
      <text:p text:style-name="Standard"><text:s text:c="16"/>paddle=self.paddle,</text:p>
      <text:p text:style-name="Standard"><text:s text:c="16"/>balls=self.balls,</text:p>
      <text:p text:style-name="Standard"><text:s text:c="16"/>brickset=self.brickset,</text:p>
      <text:p text:style-name="Standard"><text:s text:c="16"/>points_to_next_live=self.points_to_next_live,</text:p>
      <text:p text:style-name="Standard"><text:s text:c="16"/>live_factor=self.live_factor,</text:p>
      <text:p text:style-name="Standard"><text:s text:c="16"/>powerups=self.powerups,</text:p>
      <text:p text:style-name="Standard"><text:s text:c="16"/>projectiles=self.projectiles,</text:p>
      <text:p text:style-name="Standard"><text:s text:c="16"/>cannons_fired=self.paddle.cannons_fired,</text:p>
      <text:p text:style-name="Standard"><text:s text:c="16"/>cannons_active=self.paddle.cannons_active,</text:p>
      <text:p text:style-name="Standard"><text:soft-page-break/><text:s text:c="12"/>)</text:p>
      <text:p text:style-name="Standard"/>
      <text:h text:style-name="Heading_20_3" text:outline-level="3">Resumen del Flujo de Trabajo</text:h>
      <text:list text:style-name="L4">
        <text:list-item>
          <text:p text:style-name="P11"><text:span text:style-name="Strong_20_Emphasis">Definición del Power-Up</text:span>:</text:p>
          <text:list>
            <text:list-item>
              <text:p text:style-name="P12">Creación de la clase <text:span text:style-name="Source_20_Text">CannonsPowerUp</text:span> para representar el power-up que activa los cañones en el paddle.</text:p>
            </text:list-item>
          </text:list>
        </text:list-item>
        <text:list-item>
          <text:p text:style-name="P11"><text:span text:style-name="Strong_20_Emphasis">Modificación de la Clase </text:span><text:span text:style-name="Strong_20_Emphasis"><text:span text:style-name="Source_20_Text">Paddle</text:span></text:span>:</text:p>
          <text:list>
            <text:list-item>
              <text:p text:style-name="P12">Inclusión de variables y métodos necesarios para gestionar el estado de los cañones (activación, desactivación, disparo).</text:p>
            </text:list-item>
          </text:list>
        </text:list-item>
        <text:list-item>
          <text:p text:style-name="P11"><text:span text:style-name="Strong_20_Emphasis">Integración en </text:span><text:span text:style-name="Strong_20_Emphasis"><text:span text:style-name="Source_20_Text">PlayState</text:span></text:span>:</text:p>
          <text:list>
            <text:list-item>
              <text:p text:style-name="P12">Ajuste de métodos en <text:span text:style-name="Source_20_Text">PlayState</text:span> para manejar los cañones (disparo, actualización de proyectiles, y transición entre estados).</text:p>
            </text:list-item>
          </text:list>
        </text:list-item>
        <text:list-item>
          <text:p text:style-name="P11"><text:span text:style-name="Strong_20_Emphasis">Persistencia en Pausa</text:span>:</text:p>
          <text:list>
            <text:list-item>
              <text:p text:style-name="P11">Asegurarse de que el estado de los cañones y los proyectiles se mantenga correctamente durante la pausa y se reanude adecuadamente.</text:p>
            </text:list-item>
          </text:list>
        </text:list-item>
      </text:list>
      <text:p text:style-name="Text_20_body">Este enfoque asegura que el sistema de cañones y proyectiles funcione sin problemas dentro del juego, y que el estado del juego se maneje correctamente al pasar entre diferentes estados (como pausa y reanudación).</text:p>
      <text:p text:style-name="P1"/>
      <text:h text:style-name="P2" text:outline-level="3">Resumen de la Implementación del Power-Up "Curse"</text:h>
      <text:h text:style-name="Heading_20_4" text:outline-level="4">Objetivo del Power-Up "Curse"</text:h>
      <text:p text:style-name="Text_20_body">El objetivo del power-up "Curse" es complicar la jugabilidad para el jugador durante un tiempo limitado. Cuando el jugador recoge este power-up:</text:p>
      <text:list text:style-name="L5">
        <text:list-item>
          <text:p text:style-name="P14">Los controles de la paleta se invierten (izquierda y derecha).</text:p>
        </text:list-item>
        <text:list-item>
          <text:p text:style-name="P14">El tamaño de la paleta se reduce.</text:p>
        </text:list-item>
        <text:list-item>
          <text:p text:style-name="P13">Se asegura que la paleta siempre tenga una velocidad horizontal de cero al final del efecto.</text:p>
        </text:list-item>
      </text:list>
      <text:h text:style-name="Heading_20_4" text:outline-level="4">Funcionamiento y Comportamiento</text:h>
      <text:list text:style-name="L6">
        <text:list-item>
          <text:p text:style-name="P15"><text:span text:style-name="Strong_20_Emphasis">Activación del Power-Up:</text:span></text:p>
          <text:list>
            <text:list-item>
              <text:p text:style-name="P16">Cuando el jugador recoge el "CursePowerUp", se invierten los controles de la paleta y se reproduce un sonido negativo.</text:p>
            </text:list-item>
            <text:list-item>
              <text:p text:style-name="P16">Se establece una duración de 10 segundos para el efecto del power-up.</text:p>
            </text:list-item>
            <text:list-item>
              <text:p text:style-name="P16">Se guarda el tiempo de finalización (<text:span text:style-name="Source_20_Text">curse_powerup_end_time</text:span>) en el estado de juego (<text:span text:style-name="Source_20_Text">PlayState</text:span>).</text:p>
            </text:list-item>
            <text:list-item>
              <text:p text:style-name="P16">Si el power-up ya está activo, no se reinicia el tiempo ni se apilan múltiples efectos.</text:p>
            </text:list-item>
          </text:list>
        </text:list-item>
        <text:list-item>
          <text:p text:style-name="P15"><text:span text:style-name="Strong_20_Emphasis">Actualización del Estado:</text:span></text:p>
          <text:list>
            <text:list-item>
              <text:p text:style-name="P16">Durante cada actualización del juego, se verifica si el efecto "Curse" está activo (<text:span text:style-name="Source_20_Text">curse_powerup_end_time</text:span> no es <text:span text:style-name="Source_20_Text">None</text:span>).</text:p>
            </text:list-item>
            <text:list-item>
              <text:p text:style-name="P16"><text:soft-page-break/>Si está activo, se reduce el tiempo restante. Cuando el tiempo llega a cero, el efecto finaliza, devolviendo los controles a la normalidad y restaurando el tamaño de la paleta.</text:p>
            </text:list-item>
          </text:list>
        </text:list-item>
        <text:list-item>
          <text:p text:style-name="P15"><text:span text:style-name="Strong_20_Emphasis">Efectos en la Jugabilidad:</text:span></text:p>
          <text:list>
            <text:list-item>
              <text:p text:style-name="P16">La paleta se reduce en tamaño, lo que hace que sea más difícil golpear la bola.</text:p>
            </text:list-item>
            <text:list-item>
              <text:p text:style-name="P16">Se inician los controles invertidos, desafiando al jugador a adaptarse rápidamente.</text:p>
            </text:list-item>
            <text:list-item>
              <text:p text:style-name="P16">Durante la pausa del juego, se mantiene el estado del power-up, asegurando que no se pueda manipular el tiempo del efecto pausing y resuming.</text:p>
            </text:list-item>
            <text:list-item>
              <text:p text:style-name="P15">No se permite la activación de un segundo "CursePowerUp" mientras uno está activo.</text:p>
            </text:list-item>
          </text:list>
        </text:list-item>
      </text:list>
      <text:h text:style-name="Heading_20_4" text:outline-level="4">Cambios en el Código</text:h>
      <text:list text:style-name="L7">
        <text:list-item>
          <text:p text:style-name="P17"><text:span text:style-name="Strong_20_Emphasis">Clase </text:span><text:span text:style-name="Strong_20_Emphasis"><text:span text:style-name="Source_20_Text">CursePowerUp</text:span></text:span><text:span text:style-name="Strong_20_Emphasis">:</text:span></text:p>
          <text:list>
            <text:list-item>
              <text:p text:style-name="P18">Se han añadido métodos para activar y desactivar los efectos del power-up, con verificación del tiempo de duración.</text:p>
            </text:list-item>
            <text:list-item>
              <text:p text:style-name="P18">Se utiliza el método <text:span text:style-name="Source_20_Text">take()</text:span> para aplicar los efectos al recoger el power-up.</text:p>
            </text:list-item>
          </text:list>
        </text:list-item>
        <text:list-item>
          <text:p text:style-name="P17"><text:span text:style-name="Strong_20_Emphasis">Clase </text:span><text:span text:style-name="Strong_20_Emphasis"><text:span text:style-name="Source_20_Text">PlayState</text:span></text:span><text:span text:style-name="Strong_20_Emphasis">:</text:span></text:p>
          <text:list>
            <text:list-item>
              <text:p text:style-name="P18">Se añaden verificaciones en <text:span text:style-name="Source_20_Text">update()</text:span> para manejar el tiempo restante del power-up y restaurar el estado original al finalizar el efecto.</text:p>
            </text:list-item>
            <text:list-item>
              <text:p text:style-name="P17">El tamaño de la paleta se ajusta directamente dentro de <text:span text:style-name="Source_20_Text">PlayState</text:span> al activar o desactivar el "Curse".</text:p>
            </text:list-item>
          </text:list>
        </text:list-item>
      </text:list>
      <text:p text:style-name="Text_20_body">Este enfoque garantiza que el power-up sea divertido, desafiante y dinámico, mejorando la jugabilidad del "Breakout". ¡Buena suerte con tu screencast!</text:p>
      <text:p text:style-name="P1"/>
      <text:h text:style-name="P2" text:outline-level="3">Resumen de la Implementación del Power-Up "StickyBall"</text:h>
      <text:h text:style-name="Heading_20_4" text:outline-level="4">Objetivo del Power-Up "StickyBall"</text:h>
      <text:p text:style-name="Text_20_body">El objetivo del power-up "StickyBall" es permitir que las bolas se queden "pegajosas" cuando colisionan con la paleta. Esto ofrece al jugador un mayor control sobre la dirección de la bola, permitiéndole reposicionar la bola en la paleta y lanzarla nuevamente en la dirección deseada.</text:p>
      <text:h text:style-name="Heading_20_4" text:outline-level="4">Funcionamiento y Comportamiento</text:h>
      <text:list text:style-name="L8">
        <text:list-item>
          <text:p text:style-name="P19"><text:span text:style-name="Strong_20_Emphasis">Activación del Power-Up:</text:span></text:p>
          <text:list>
            <text:list-item>
              <text:p text:style-name="P20">Cuando el jugador recoge el "StickyBallPowerUp", se habilita el estado pegajoso para todas las bolas actuales en el juego.</text:p>
            </text:list-item>
            <text:list-item>
              <text:p text:style-name="P20">Las bolas pegajosas se adhieren a la paleta al colisionar con ella, deteniendo su movimiento.</text:p>
            </text:list-item>
            <text:list-item>
              <text:p text:style-name="P20">La posición de la bola se ajusta para que quede centrada en la paleta.</text:p>
            </text:list-item>
          </text:list>
        </text:list-item>
        <text:list-item>
          <text:p text:style-name="P19"><text:span text:style-name="Strong_20_Emphasis">Lanzamiento de la Bola:</text:span></text:p>
          <text:list>
            <text:list-item>
              <text:p text:style-name="P20">Mientras una bola está "pegajosa", el jugador puede presionar una tecla (generalmente "Enter") para liberar la bola de la paleta.</text:p>
            </text:list-item>
            <text:list-item>
              <text:p text:style-name="P19"><text:soft-page-break/>Al ser liberada, la bola recupera una velocidad y dirección aleatorias, simulando un lanzamiento desde la paleta.</text:p>
            </text:list-item>
          </text:list>
        </text:list-item>
      </text:list>
      <text:h text:style-name="Heading_20_4" text:outline-level="4">Cambios en el Código</text:h>
      <text:list text:style-name="L9">
        <text:list-item>
          <text:p text:style-name="P21"><text:span text:style-name="Strong_20_Emphasis">Clase </text:span><text:span text:style-name="Strong_20_Emphasis"><text:span text:style-name="Source_20_Text">PlayState</text:span></text:span><text:span text:style-name="Strong_20_Emphasis">:</text:span></text:p>
          <text:list>
            <text:list-item>
              <text:p text:style-name="P22"><text:span text:style-name="Strong_20_Emphasis">Atributos Agregados:</text:span></text:p>
              <text:list>
                <text:list-item>
                  <text:p text:style-name="P22"><text:span text:style-name="Source_20_Text">self.sticky_balls</text:span>: Un booleano que indica si el estado "pegajoso" está activo.</text:p>
                </text:list-item>
              </text:list>
            </text:list-item>
            <text:list-item>
              <text:p text:style-name="P22"><text:span text:style-name="Strong_20_Emphasis">Método </text:span><text:span text:style-name="Strong_20_Emphasis"><text:span text:style-name="Source_20_Text">update()</text:span></text:span><text:span text:style-name="Strong_20_Emphasis">:</text:span></text:p>
              <text:list>
                <text:list-item>
                  <text:p text:style-name="P22">Se verifica si el estado "StickyBall" está activo (<text:span text:style-name="Source_20_Text">self.sticky_balls</text:span> es <text:span text:style-name="Source_20_Text">True</text:span>).</text:p>
                </text:list-item>
                <text:list-item>
                  <text:p text:style-name="P22">Si una bola colisiona con la paleta y el estado "StickyBall" está activo, se hace que la bola se adhiera a la paleta, ajustando su posición (<text:span text:style-name="Source_20_Text">ball.set_sticky(True)</text:span>) y deteniendo su movimiento.</text:p>
                </text:list-item>
              </text:list>
            </text:list-item>
            <text:list-item>
              <text:p text:style-name="P22"><text:span text:style-name="Strong_20_Emphasis">Método </text:span><text:span text:style-name="Strong_20_Emphasis"><text:span text:style-name="Source_20_Text">on_input()</text:span></text:span><text:span text:style-name="Strong_20_Emphasis">:</text:span></text:p>
              <text:list>
                <text:list-item>
                  <text:p text:style-name="P22">Se añade un control para manejar la tecla "Enter". Si se presiona esta tecla mientras hay bolas pegajosas, se libera la bola y se desactiva su estado "pegajoso". La bola se lanza con una velocidad y dirección aleatorias.</text:p>
                </text:list-item>
              </text:list>
            </text:list-item>
          </text:list>
        </text:list-item>
        <text:list-item>
          <text:p text:style-name="P21"><text:span text:style-name="Strong_20_Emphasis">Método </text:span><text:span text:style-name="Strong_20_Emphasis"><text:span text:style-name="Source_20_Text">reset_sticky_balls</text:span></text:span><text:span text:style-name="Strong_20_Emphasis">:</text:span></text:p>
          <text:list>
            <text:list-item>
              <text:p text:style-name="P22">Resetea la posición de las bolas si alguna de ellas está en estado pegajoso, para prepararlas para un lanzamiento normal.</text:p>
            </text:list-item>
          </text:list>
        </text:list-item>
        <text:list-item>
          <text:p text:style-name="P21"><text:span text:style-name="Strong_20_Emphasis">En el Código de Detección de Colisiones:</text:span></text:p>
          <text:list>
            <text:list-item>
              <text:p text:style-name="P21">Se ajusta la lógica de colisiones para manejar correctamente las bolas pegajosas, evitando que sigan rebotando automáticamente cuando están adheridas a la paleta.</text:p>
            </text:list-item>
          </text:list>
        </text:list-item>
      </text:list>
      <text:h text:style-name="Heading_20_4" text:outline-level="4">Efectos en la Jugabilidad</text:h>
      <text:list text:style-name="L10">
        <text:list-item>
          <text:p text:style-name="P24">Este power-up permite una estrategia más precisa, ya que el jugador puede detener la bola temporalmente y controlar su lanzamiento.</text:p>
        </text:list-item>
        <text:list-item>
          <text:p text:style-name="P23">Cambia significativamente el ritmo del juego, permitiendo al jugador tomarse un momento para planificar el siguiente movimiento.</text:p>
        </text:list-item>
      </text:list>
      <text:p text:style-name="Text_20_body">Este resumen cubre todas las modificaciones realizadas para el "StickyBallPowerUp", asegurando que el comportamiento sea acorde a su propósito en el juego "Breakout". ¡Espero que te sea útil para tu presentación!</text:p>
      <text:p text:style-name="P1"/>
      <text:h text:style-name="P2" text:outline-level="3"><text:span text:style-name="Strong_20_Emphasis">Screencast de Actualización de Power-Ups en el Juego Breakout</text:span></text:h>
      <text:h text:style-name="Heading_20_4" text:outline-level="4"><text:span text:style-name="Strong_20_Emphasis">1. Introducción Breve</text:span></text:h>
      <text:list text:style-name="L11">
        <text:list-item>
          <text:p text:style-name="P26"><text:span text:style-name="Strong_20_Emphasis">Duración:</text:span> ~30 segundos</text:p>
        </text:list-item>
        <text:list-item>
          <text:p text:style-name="P25">Explica que en este screencast se mostrarán las actualizaciones realizadas en los power-ups del juego <text:span text:style-name="Emphasis">Breakout</text:span>, específicamente para los power-ups "Cannons", "Curse", y "StickyBall".</text:p>
        </text:list-item>
      </text:list>
      <text:h text:style-name="Heading_20_4" text:outline-level="4"><text:soft-page-break/><text:span text:style-name="Strong_20_Emphasis">2. Power-Up "Cannons"</text:span></text:h>
      <text:list text:style-name="L12">
        <text:list-item>
          <text:p text:style-name="P28"><text:span text:style-name="Strong_20_Emphasis">Duración:</text:span> ~1 minuto</text:p>
        </text:list-item>
        <text:list-item>
          <text:p text:style-name="P28"><text:span text:style-name="Strong_20_Emphasis">Descripción:</text:span> Este power-up activa cañones en la paleta que permiten disparar proyectiles hacia los ladrillos.</text:p>
        </text:list-item>
        <text:list-item>
          <text:p text:style-name="P28"><text:span text:style-name="Strong_20_Emphasis">Cambios realizados:</text:span></text:p>
          <text:list>
            <text:list-item>
              <text:p text:style-name="P28"><text:span text:style-name="Strong_20_Emphasis">Nuevos métodos en </text:span><text:span text:style-name="Strong_20_Emphasis"><text:span text:style-name="Source_20_Text">PlayState</text:span></text:span><text:span text:style-name="Strong_20_Emphasis">:</text:span> <text:span text:style-name="Source_20_Text">fire_projectiles</text:span> y <text:span text:style-name="Source_20_Text">update_projectiles</text:span> para manejar el disparo y la actualización de proyectiles.</text:p>
            </text:list-item>
            <text:list-item>
              <text:p text:style-name="P28"><text:span text:style-name="Strong_20_Emphasis">Lógica de colisión:</text:span> Cuando los proyectiles colisionan con ladrillos, los destruyen y se reproducen sonidos de explosión.</text:p>
            </text:list-item>
          </text:list>
        </text:list-item>
        <text:list-item>
          <text:p text:style-name="P27"><text:span text:style-name="Strong_20_Emphasis">Demostración:</text:span> Muestra cómo se recogen los cañones, cómo se disparan los proyectiles, y cómo interactúan con los ladrillos.</text:p>
        </text:list-item>
      </text:list>
      <text:h text:style-name="Heading_20_4" text:outline-level="4"><text:span text:style-name="Strong_20_Emphasis">3. Power-Up "Curse"</text:span></text:h>
      <text:list text:style-name="L13">
        <text:list-item>
          <text:p text:style-name="P30"><text:span text:style-name="Strong_20_Emphasis">Duración:</text:span> ~1 minuto</text:p>
        </text:list-item>
        <text:list-item>
          <text:p text:style-name="P30"><text:span text:style-name="Strong_20_Emphasis">Descripción:</text:span> Este power-up invierte los controles del jugador y reduce el tamaño de la paleta durante un tiempo determinado.</text:p>
        </text:list-item>
        <text:list-item>
          <text:p text:style-name="P30"><text:span text:style-name="Strong_20_Emphasis">Cambios realizados:</text:span></text:p>
          <text:list>
            <text:list-item>
              <text:p text:style-name="P30"><text:span text:style-name="Strong_20_Emphasis">Clase </text:span><text:span text:style-name="Strong_20_Emphasis"><text:span text:style-name="Source_20_Text">CursePowerUp</text:span></text:span><text:span text:style-name="Strong_20_Emphasis">:</text:span> Lógica para invertir controles, reducir el tamaño de la paleta, y un temporizador para gestionar la duración del efecto.</text:p>
            </text:list-item>
            <text:list-item>
              <text:p text:style-name="P30"><text:span text:style-name="Strong_20_Emphasis">Modificación en </text:span><text:span text:style-name="Strong_20_Emphasis"><text:span text:style-name="Source_20_Text">PlayState</text:span></text:span><text:span text:style-name="Strong_20_Emphasis">:</text:span> Para que el efecto no se pueda reiniciar mientras está activo, y para restaurar los controles normales al finalizar.</text:p>
            </text:list-item>
          </text:list>
        </text:list-item>
        <text:list-item>
          <text:p text:style-name="P29"><text:span text:style-name="Strong_20_Emphasis">Demostración:</text:span> Muestra cómo se recoge el "Curse", cómo se invierten los controles, cómo se reduce el tamaño de la paleta, y cómo el efecto desaparece después de 10 segundos.</text:p>
        </text:list-item>
      </text:list>
      <text:h text:style-name="Heading_20_4" text:outline-level="4"><text:span text:style-name="Strong_20_Emphasis">4. Power-Up "StickyBall"</text:span></text:h>
      <text:list text:style-name="L14">
        <text:list-item>
          <text:p text:style-name="P32"><text:span text:style-name="Strong_20_Emphasis">Duración:</text:span> ~1 minuto</text:p>
        </text:list-item>
        <text:list-item>
          <text:p text:style-name="P32"><text:span text:style-name="Strong_20_Emphasis">Descripción:</text:span> Este power-up permite que las bolas se queden pegajosas en la paleta, dándole al jugador mayor control para lanzar la bola en la dirección deseada.</text:p>
        </text:list-item>
        <text:list-item>
          <text:p text:style-name="P32"><text:span text:style-name="Strong_20_Emphasis">Cambios realizados:</text:span></text:p>
          <text:list>
            <text:list-item>
              <text:p text:style-name="P32"><text:span text:style-name="Strong_20_Emphasis">Lógica de activación:</text:span> Las bolas se adhieren a la paleta al colisionar, y se liberan con la tecla "Enter".</text:p>
            </text:list-item>
            <text:list-item>
              <text:p text:style-name="P32"><text:span text:style-name="Strong_20_Emphasis">Métodos en </text:span><text:span text:style-name="Strong_20_Emphasis"><text:span text:style-name="Source_20_Text">PlayState</text:span></text:span><text:span text:style-name="Strong_20_Emphasis">:</text:span> Actualización de la lógica de colisiones y del método <text:span text:style-name="Source_20_Text">on_input</text:span> para manejar el estado pegajoso y su liberación.</text:p>
            </text:list-item>
          </text:list>
        </text:list-item>
        <text:list-item>
          <text:p text:style-name="P31"><text:span text:style-name="Strong_20_Emphasis">Demostración:</text:span> Muestra cómo las bolas se pegan a la paleta y cómo se liberan con la tecla "Enter".</text:p>
        </text:list-item>
      </text:list>
      <text:h text:style-name="Heading_20_4" text:outline-level="4"><text:span text:style-name="Strong_20_Emphasis">5. Conclusión</text:span></text:h>
      <text:list text:style-name="L15">
        <text:list-item>
          <text:p text:style-name="P34"><text:span text:style-name="Strong_20_Emphasis">Duración:</text:span> ~30 segundos</text:p>
        </text:list-item>
        <text:list-item>
          <text:p text:style-name="P34"><text:span text:style-name="Strong_20_Emphasis">Resumen final:</text:span> Explica cómo estas mejoras añaden nuevas mecánicas y profundidad estratégica al juego, ofreciendo más variedad y diversión al jugador.</text:p>
        </text:list-item>
        <text:list-item>
          <text:p text:style-name="P33"><text:span text:style-name="Strong_20_Emphasis">Cierre:</text:span> Invita a probar el juego y explorar estos nuevos power-ups en acción.</text:p>
        </text:list-item>
      </text:list>
      <text:p text:style-name="Horizontal_20_Line"/>
      <text:p text:style-name="Text_20_body">Este formato debería ayudarte a cubrir todos los cambios clave en un tiempo de alrededor de 5 minutos, manteniendo la presentación clara y concisa. ¡Espero que sea útil para tu screencas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3T03:17:01.445818108</meta:creation-date>
    <dc:date>2024-09-13T14:12:37.971496588</dc:date>
    <meta:editing-duration>PT7M51S</meta:editing-duration>
    <meta:editing-cycles>3</meta:editing-cycles>
    <meta:generator>LibreOffice/24.2.6.2$Linux_X86_64 LibreOffice_project/8e9a753d9daaea75c34b417ba1bdf556bf2fc5b3</meta:generator>
    <meta:document-statistic meta:table-count="0" meta:image-count="0" meta:object-count="0" meta:page-count="6" meta:paragraph-count="187" meta:word-count="1682" meta:character-count="11932" meta:non-whitespace-character-count="9905"/>
  </office:meta>
</office:document-meta>
</file>